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0a4bf9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0b80e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paragraph-rsid="0008e34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paragraph-rsid="000a4bf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paragraph-rsid="000b80e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officeooo:rsid="0008e344" officeooo:paragraph-rsid="0008e344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style:text-underline-style="none" fo:font-weight="normal" officeooo:rsid="0008e344" officeooo:paragraph-rsid="000a4bf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style:text-underline-style="none" fo:font-weight="normal" officeooo:rsid="0008e344" officeooo:paragraph-rsid="000b80e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08e344" officeooo:paragraph-rsid="000c891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normal" officeooo:rsid="000b80ed" officeooo:paragraph-rsid="000b80e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style:text-underline-style="none" fo:font-weight="normal" officeooo:rsid="000c891b" officeooo:paragraph-rsid="000c891b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WWNum1"/>
    <style:style style:name="P17" style:family="paragraph" style:parent-style-name="Standard">
      <style:text-properties fo:font-size="14pt" fo:font-style="italic" style:text-underline-style="none" fo:font-weight="normal" officeooo:rsid="000c891b" officeooo:paragraph-rsid="000c891b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erif" fo:font-size="15pt" fo:font-style="normal" style:text-underline-style="none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style:font-name="Liberation Serif" fo:font-size="15pt" fo:font-style="normal" style:text-underline-style="none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Liberation Serif" fo:font-size="15pt" fo:font-style="normal" style:text-underline-style="solid" style:text-underline-width="auto" style:text-underline-color="font-color" fo:font-weight="bold" officeooo:rsid="000b80e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style:font-name="Liberation Serif" fo:font-size="15pt" fo:font-style="normal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style:font-name="Liberation Serif" fo:font-size="15pt" fo:font-style="normal" fo:font-weight="bold" officeooo:rsid="000a4bf9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Liberation Serif" fo:font-size="15pt" fo:font-style="normal" officeooo:rsid="0008e344" style:font-size-asian="15pt" style:font-style-asian="normal" style:font-size-complex="15pt" style:font-style-complex="normal"/>
    </style:style>
    <style:style style:name="T10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0c891b" style:font-size-asian="15pt" style:font-weight-asian="bold" style:font-size-complex="15pt" style:font-weight-complex="bold"/>
    </style:style>
    <style:style style:name="T13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style:text-underline-style="solid" style:text-underline-width="auto" style:text-underline-color="font-color" fo:font-weight="bold" officeooo:rsid="000c891b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size="15pt" fo:font-style="normal" style:text-underline-style="none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fo:font-size="15pt" fo:font-style="normal" style:text-underline-style="none" fo:font-weight="bold" officeooo:rsid="000c891b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size="15pt" fo:font-style="normal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size="15pt" fo:font-style="normal" fo:font-weight="bold" officeooo:rsid="000c891b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0b80ed" style:font-size-asian="14pt" style:font-size-complex="14pt"/>
    </style:style>
    <style:style style:name="T24" style:family="text">
      <style:text-properties fo:font-size="14pt" officeooo:rsid="000c891b" style:font-size-asian="14pt" style:font-size-complex="14pt"/>
    </style:style>
    <style:style style:name="T25" style:family="text">
      <style:text-properties fo:font-size="14pt" fo:font-style="normal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bold" officeooo:rsid="000b80e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style:text-underline-style="solid" style:text-underline-width="auto" style:text-underline-color="font-color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style:text-underline-style="solid" style:text-underline-width="auto" style:text-underline-color="font-color" fo:font-weight="bold" officeooo:rsid="000b80e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italic" officeooo:rsid="0008e344" style:font-size-asian="14pt" style:font-style-asian="italic" style:font-size-complex="14pt" style:font-style-complex="italic"/>
    </style:style>
    <style:style style:name="T30" style:family="text">
      <style:text-properties fo:font-size="14pt" style:font-size-asian="12.25pt" style:font-size-complex="14pt"/>
    </style:style>
    <style:style style:name="T31" style:family="text">
      <style:text-properties fo:font-size="14pt" officeooo:rsid="000b80ed" style:font-size-asian="12.25pt" style:font-size-complex="14pt"/>
    </style:style>
    <style:style style:name="T32" style:family="text">
      <style:text-properties fo:font-size="14pt" officeooo:rsid="000c891b" style:font-size-asian="12.25pt" style:font-size-complex="14pt"/>
    </style:style>
    <style:style style:name="T33" style:family="text">
      <style:text-properties fo:font-size="14pt" style:text-underline-style="solid" style:text-underline-width="auto" style:text-underline-color="font-color" fo:font-weight="bold" officeooo:rsid="000a4bf9" style:font-size-asian="12.25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0b80ed" style:font-size-asian="12.25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/></text:p>
      <text:p text:style-name="P15"/>
      <text:list xml:id="list4182111470267478345" text:style-name="WWNum1">
        <text:list-item>
          <text:p text:style-name="P16"><text:span text:style-name="T12">Variable</text:span><text:span text:style-name="T11"> Size:</text:span></text:p>
        </text:list-item>
      </text:list>
      <text:p text:style-name="P4"/>
      <text:p text:style-name="P1"><text:tab/></text:p>
      <text:p text:style-name="P1"><text:tab/><text:span text:style-name="T17">a) </text:span><text:span text:style-name="T14">First Fit Allocation</text:span></text:p>
      <text:p text:style-name="P1"><text:span text:style-name="T14"/></text:p>
      <text:p text:style-name="P1"><text:span text:style-name="T14"/></text:p>
      <text:p text:style-name="P5"><text:span text:style-name="T20"><text:tab/><text:tab/></text:span><text:span text:style-name="T27">Header Files Included :</text:span></text:p>
      <text:p text:style-name="P6"><text:span text:style-name="T25"><text:tab/><text:tab/><text:tab/><text:tab/></text:span></text:p>
      <text:p text:style-name="P6"><text:span text:style-name="T25"><text:tab/><text:tab/><text:tab/></text:span><text:span text:style-name="T29">#include&lt;stdio.h&gt;</text:span></text:p>
      <text:p text:style-name="P9"><text:span text:style-name="T22"><text:tab/><text:tab/><text:tab/>#include&lt;stdlib.h&gt;</text:span></text:p>
      <text:p text:style-name="P9"><text:span text:style-name="T22"/></text:p>
      <text:p text:style-name="P9"><text:span text:style-name="T22"><text:tab/><text:tab/></text:span></text:p>
      <text:p text:style-name="P9"><text:span text:style-name="T22"><text:tab/><text:tab/></text:span><text:span text:style-name="T15">Defining a Structure :</text:span></text:p>
      <text:p text:style-name="P9"><text:span text:style-name="T18"/></text:p>
      <text:p text:style-name="P9"><text:span text:style-name="T21"><text:tab/><text:tab/><text:tab/></text:span><text:span text:style-name="T24">struct Allocation</text:span></text:p>
      <text:p text:style-name="P17"><text:tab/><text:tab/><text:tab/>{</text:p>
      <text:p text:style-name="P17"><text:s text:c="3"/><text:tab/><text:tab/><text:tab/><text:tab/> int Process;</text:p>
      <text:p text:style-name="P17"><text:s text:c="4"/><text:tab/><text:tab/><text:tab/><text:tab/> <text:s/>int fragment[5];</text:p>
      <text:p text:style-name="P17"><text:s text:c="2"/><text:tab/><text:tab/><text:tab/><text:tab/> <text:s/>int diff;</text:p>
      <text:p text:style-name="P17"><text:tab/><text:tab/><text:tab/>};</text:p>
      <text:p text:style-name="P9"><text:span text:style-name="T22"/></text:p>
      <text:p text:style-name="P9"><text:span text:style-name="T22"><text:tab/><text:tab/></text:span><text:span text:style-name="T13">Main Function:</text:span></text:p>
      <text:p text:style-name="P9"><text:span text:style-name="T16"/></text:p>
      <text:p text:style-name="P9"><text:span text:style-name="T19"><text:tab/><text:tab/><text:tab/></text:span><text:span text:style-name="T30">void main()</text:span></text:p>
      <text:p text:style-name="P9"><text:span text:style-name="T30"><text:tab/><text:tab/><text:tab/>{</text:span></text:p>
      <text:p text:style-name="P9"><text:span text:style-name="T30"><text:s text:c="2"/><text:tab/><text:tab/><text:tab/><text:tab/>printf("First Fit(</text:span><text:span text:style-name="T32">Variable</text:span><text:span text:style-name="T30">Alloctaion) Programme by Arjun </text:span></text:p>
      <text:p text:style-name="P9"><text:span text:style-name="T30"><text:tab/><text:tab/><text:tab/><text:tab/><text:tab/><text:tab/><text:tab/><text:tab/><text:tab/>Kumar(16IT108)\n\n");</text:span></text:p>
      <text:p text:style-name="P9"><text:span text:style-name="T30"/></text:p>
      <text:p text:style-name="P9"><text:span text:style-name="T30"/></text:p>
      <text:p text:style-name="P9"><text:span text:style-name="T30"><text:tab/><text:tab/></text:span><text:span text:style-name="T33">Initializing variabels to be used :</text:span></text:p>
      <text:p text:style-name="P9"><text:span text:style-name="T30"/></text:p>
      <text:p text:style-name="P9"><text:span text:style-name="T30"><text:s/><text:tab/><text:tab/><text:tab/> int *BlockSize, *ProcessSize, Blockno, Processno, *check, </text:span></text:p>
      <text:p text:style-name="P9"><text:span text:style-name="T30"><text:tab/><text:tab/><text:tab/><text:tab/><text:tab/><text:tab/><text:tab/><text:tab/><text:tab/>*allocation, i, j</text:span></text:p>
      <text:p text:style-name="P9"><text:span text:style-name="T30"/></text:p>
      <text:p text:style-name="P10"><text:span text:style-name="T30"><text:s text:c="3"/><text:tab/><text:tab/></text:span><text:span text:style-name="T33">Allocating Required Memory :</text:span></text:p>
      <text:p text:style-name="P11"><text:span text:style-name="T30"><text:tab/><text:tab/></text:span></text:p>
      <text:p text:style-name="P12"><text:span text:style-name="T30"><text:tab/><text:tab/><text:tab/></text:span><text:span text:style-name="T32">printf("Enter no. of blocks: ");</text:span></text:p>
      <text:p text:style-name="P14"><text:span text:style-name="T30"><text:s text:c="2"/><text:tab/><text:tab/> <text:tab/>scanf("%d",&amp;Blockno);</text:span></text:p>
      <text:p text:style-name="P14"><text:span text:style-name="T32"/></text:p>
      <text:p text:style-name="P14"><text:span text:style-name="T30"><text:s text:c="4"/><text:tab/><text:tab/><text:tab/>struct Allocation allocated[Blockno];</text:span></text:p>
      <text:p text:style-name="P14"><text:span text:style-name="T30"/></text:p>
      <text:p text:style-name="P14"><text:span text:style-name="T30"><text:s text:c="2"/><text:tab/><text:tab/><text:tab/> for(i=0;i&lt;Blockno;i++)</text:span></text:p>
      <text:p text:style-name="P14"><text:span text:style-name="T30"><text:s text:c="4"/><text:tab/><text:tab/><text:tab/><text:tab/>{</text:span></text:p>
      <text:p text:style-name="P14"><text:span text:style-name="T30"><text:s text:c="8"/><text:tab/><text:tab/><text:tab/><text:tab/><text:tab/>allocated[i].diff=0;</text:span></text:p>
      <text:p text:style-name="P14"><text:span text:style-name="T30"><text:s text:c="8"/><text:tab/><text:tab/><text:tab/><text:tab/><text:tab/>allocated[i].Process=0;</text:span></text:p>
      <text:p text:style-name="P14"><text:soft-page-break/><text:span text:style-name="T30"><text:s text:c="8"/><text:tab/><text:tab/><text:tab/>for(j=0;j&lt;5;j++)</text:span></text:p>
      <text:p text:style-name="P14"><text:span text:style-name="T30"><text:s text:c="8"/><text:tab/><text:tab/><text:tab/>{</text:span></text:p>
      <text:p text:style-name="P14"><text:span text:style-name="T30"><text:s text:c="11"/><text:tab/><text:tab/><text:tab/> allocated[i].fragment[j]=0;</text:span></text:p>
      <text:p text:style-name="P14"><text:span text:style-name="T30"><text:s text:c="6"/><text:tab/><text:tab/> <text:s text:c="8"/>}</text:span></text:p>
      <text:p text:style-name="P14"><text:span text:style-name="T30"><text:s text:c="2"/><text:tab/><text:tab/> <text:s/>}<text:tab/></text:span></text:p>
      <text:p text:style-name="P14"><text:span text:style-name="T30"/></text:p>
      <text:p text:style-name="P14"><text:span text:style-name="T30"><text:s text:c="4"/><text:tab/><text:tab/>BlockSize = (int*) calloc(Blockno, sizeof(int));</text:span></text:p>
      <text:p text:style-name="P14"><text:span text:style-name="T30"/></text:p>
      <text:p text:style-name="P14"><text:span text:style-name="T30"><text:s text:c="2"/><text:tab/> <text:s text:c="8"/>printf("\nEnter no. of processes: ");</text:span></text:p>
      <text:p text:style-name="P14"><text:span text:style-name="T30"><text:s text:c="3"/><text:tab/> <text:s text:c="8"/>scanf("%d",&amp;Processno);</text:span></text:p>
      <text:p text:style-name="P14"><text:span text:style-name="T30"><text:s text:c="4"/></text:span></text:p>
      <text:p text:style-name="P14"><text:span text:style-name="T30"><text:s text:c="4"/><text:tab/><text:tab/>ProcessSize = (int*) calloc(Processno, sizeof(int));</text:span></text:p>
      <text:p text:style-name="P14"><text:span text:style-name="T30"><text:s text:c="4"/><text:tab/><text:tab/>check = (int*) calloc(Blockno, sizeof(int));</text:span></text:p>
      <text:p text:style-name="P9"><text:span text:style-name="T30"><text:s text:c="3"/><text:tab/><text:tab/>check = (int*) calloc(Blockno, sizeof(int));</text:span></text:p>
      <text:p text:style-name="P9"><text:span text:style-name="T30"><text:s text:c="4"/><text:tab/><text:tab/>allocation = (int*) calloc(Blockno, sizeof(int));</text:span></text:p>
      <text:p text:style-name="P9"><text:span text:style-name="T30"><text:s text:c="4"/></text:span></text:p>
      <text:p text:style-name="P10"><text:span text:style-name="T30"><text:s text:c="4"/><text:tab/><text:tab/></text:span><text:span text:style-name="T33">Setting initial values of the arrays used :</text:span></text:p>
      <text:p text:style-name="P10"><text:span text:style-name="T33"/></text:p>
      <text:p text:style-name="P10"><text:span text:style-name="T30"><text:tab/><text:tab/>for(i = 0; i &lt; Blockno; i++)</text:span></text:p>
      <text:p text:style-name="P9"><text:span text:style-name="T30"><text:s text:c="3"/><text:tab/><text:tab/> {</text:span></text:p>
      <text:p text:style-name="P9"><text:span text:style-name="T30"><text:s text:c="7"/><text:tab/><text:tab/><text:tab/> check[i] = 0;</text:span></text:p>
      <text:p text:style-name="P9"><text:span text:style-name="T30"><text:s text:c="8"/><text:tab/><text:tab/><text:tab/>allocation[i] = -1;</text:span></text:p>
      <text:p text:style-name="P9"><text:span text:style-name="T30"><text:s text:c="2"/><text:tab/><text:tab/> <text:s/>}</text:span></text:p>
      <text:p text:style-name="P9"><text:span text:style-name="T30"/></text:p>
      <text:p text:style-name="P10"><text:span text:style-name="T30"><text:s text:c="4"/><text:tab/><text:tab/></text:span></text:p>
      <text:p text:style-name="P10"><text:span text:style-name="T30"><text:tab/><text:tab/></text:span><text:span text:style-name="T33">Allocating memory using First Fit:</text:span></text:p>
      <text:p text:style-name="P10"><text:span text:style-name="T30"><text:tab/><text:tab/></text:span></text:p>
      <text:p text:style-name="P12"><text:span text:style-name="T30"><text:tab/><text:tab/><text:tab/></text:span><text:span text:style-name="T32">for(i=0;i&lt;Processno;i++)</text:span></text:p>
      <text:p text:style-name="P14"><text:span text:style-name="T30"><text:s text:c="6"/><text:tab/><text:tab/><text:tab/> <text:tab/> for(j=0;j&lt;Blockno;j++)</text:span></text:p>
      <text:p text:style-name="P14"><text:span text:style-name="T30"><text:s text:c="10"/><text:tab/><text:tab/><text:tab/><text:tab/> <text:tab/> if(BlockSize[j] &gt;= ProcessSize[i] &amp;&amp; <text:tab/><text:tab/><text:tab/><text:tab/><text:tab/><text:tab/><text:tab/>allocated[j].diff &lt; <text:tab/>ProcessSize[i] &amp;&amp; check[j]==0 )</text:span></text:p>
      <text:p text:style-name="P14"><text:span text:style-name="T30"><text:s text:c="9"/><text:tab/><text:tab/><text:tab/><text:tab/> <text:tab/> <text:s/>{</text:span></text:p>
      <text:p text:style-name="P14"><text:span text:style-name="T30"><text:s text:c="16"/><text:tab/><text:tab/><text:tab/><text:tab/><text:tab/>allocated[j].Process = i;</text:span></text:p>
      <text:p text:style-name="P14"><text:span text:style-name="T30"><text:s text:c="15"/><text:tab/><text:tab/><text:tab/><text:tab/> <text:s text:c="8"/>allocated[j].diff=BlockSize[j]-ProcessSize[i];</text:span></text:p>
      <text:p text:style-name="P14"><text:span text:style-name="T30"><text:s text:c="15"/><text:tab/><text:tab/><text:tab/><text:tab/><text:tab/> check[j] = 1;</text:span></text:p>
      <text:p text:style-name="P14"><text:span text:style-name="T30"><text:s text:c="16"/><text:tab/><text:tab/><text:tab/><text:tab/><text:tab/>break;</text:span></text:p>
      <text:p text:style-name="P14"><text:span text:style-name="T30"><text:s text:c="10"/><text:tab/><text:tab/><text:tab/><text:tab/><text:tab/> <text:s/>}</text:span></text:p>
      <text:p text:style-name="P14"><text:span text:style-name="T30"><text:s text:c="11"/><text:tab/><text:tab/><text:tab/> else if(allocated[j].diff &gt; 0 &amp;&amp; BlockSize[j] &gt;= <text:tab/><text:tab/><text:tab/><text:tab/><text:tab/><text:tab/><text:tab/>ProcessSize[i] &amp;&amp; check[j]==1 &amp;&amp; ProcessSize[i] <text:tab/><text:tab/><text:tab/><text:tab/><text:tab/><text:tab/><text:tab/><text:tab/><text:tab/><text:tab/>&lt;= allocated[j].diff)</text:span></text:p>
      <text:p text:style-name="P14"><text:span text:style-name="T30"><text:s text:c="12"/><text:tab/><text:tab/><text:tab/><text:tab/>{</text:span></text:p>
      <text:p text:style-name="P14"><text:span text:style-name="T30"><text:s text:c="15"/><text:tab/><text:tab/><text:tab/><text:tab/> for(k=0;k&lt;5;k++)</text:span></text:p>
      <text:p text:style-name="P14"><text:span text:style-name="T30"><text:s text:c="19"/><text:tab/><text:tab/><text:tab/><text:tab/> <text:tab/>if(allocated[j].fragment[k] == 0)</text:span></text:p>
      <text:p text:style-name="P14"><text:span text:style-name="T30"><text:s text:c="22"/><text:tab/><text:tab/><text:tab/><text:tab/><text:tab/> <text:s/>{</text:span></text:p>
      <text:p text:style-name="P14"><text:span text:style-name="T30"><text:s text:c="28"/><text:tab/><text:tab/><text:tab/><text:tab/><text:tab/><text:tab/>allocated[j].fragment[k] = i;</text:span></text:p>
      <text:p text:style-name="P14"><text:span text:style-name="T30"><text:s text:c="28"/>allocated[j].diff=allocated[j].diff - ProcessSize[i];</text:span></text:p>
      <text:p text:style-name="P14"><text:soft-page-break/><text:span text:style-name="T30"><text:s text:c="28"/>break;</text:span></text:p>
      <text:p text:style-name="P14"><text:span text:style-name="T30"><text:s text:c="24"/>}</text:span></text:p>
      <text:p text:style-name="P14"><text:span text:style-name="T30"><text:s text:c="16"/>break;</text:span></text:p>
      <text:p text:style-name="P14"><text:span text:style-name="T30"><text:s text:c="12"/>}</text:span></text:p>
      <text:p text:style-name="P10"><text:span text:style-name="T30"><text:s text:c="4"/><text:tab/><text:tab/></text:span></text:p>
      <text:p text:style-name="P10"><text:span text:style-name="T30"><text:tab/><text:tab/></text:span><text:span text:style-name="T33">Printing Elements From The Allocation array:</text:span></text:p>
      <text:p text:style-name="P10"><text:span text:style-name="T30"/></text:p>
      <text:p text:style-name="P12"><text:span text:style-name="T30"><text:tab/><text:tab/></text:span><text:span text:style-name="T24">for(i = 0; i &lt; Blockno; i++)</text:span></text:p>
      <text:p text:style-name="P14"><text:span text:style-name="T22"><text:s text:c="3"/><text:tab/><text:tab/> {</text:span></text:p>
      <text:p text:style-name="P14"><text:span text:style-name="T22"><text:s text:c="8"/><text:tab/><text:tab/><text:tab/>printf("Processes in Block %d are : \n",i+1);</text:span></text:p>
      <text:p text:style-name="P14"><text:span text:style-name="T22"><text:s text:c="12"/><text:tab/><text:tab/>if(check[i] == 1)</text:span></text:p>
      <text:p text:style-name="P14"><text:span text:style-name="T22"><text:s text:c="11"/><text:tab/><text:tab/> {</text:span></text:p>
      <text:p text:style-name="P14"><text:span text:style-name="T22"><text:s text:c="15"/><text:tab/><text:tab/><text:tab/> printf("%d\n",allocated[i].Process+1);</text:span></text:p>
      <text:p text:style-name="P14"><text:span text:style-name="T22"><text:s text:c="16"/><text:tab/><text:tab/><text:tab/>for(j=0;j&lt;5;j++)</text:span></text:p>
      <text:p text:style-name="P14"><text:span text:style-name="T22"><text:s text:c="15"/><text:tab/><text:tab/><text:tab/> {</text:span></text:p>
      <text:p text:style-name="P14"><text:span text:style-name="T22"><text:s text:c="19"/><text:tab/><text:tab/><text:tab/><text:tab/> if(allocated[i].fragment[j] != 0)</text:span></text:p>
      <text:p text:style-name="P14"><text:span text:style-name="T22"><text:s text:c="19"/><text:tab/><text:tab/><text:tab/><text:tab/> {</text:span></text:p>
      <text:p text:style-name="P14"><text:span text:style-name="T22"><text:s text:c="20"/><text:tab/><text:tab/><text:tab/><text:tab/><text:tab/> <text:s text:c="3"/>printf("%d\n",allocated[i].fragment[j]+1);</text:span></text:p>
      <text:p text:style-name="P14"><text:span text:style-name="T22"><text:s text:c="20"/><text:tab/><text:tab/><text:tab/><text:tab/>}</text:span></text:p>
      <text:p text:style-name="P14"><text:span text:style-name="T22"><text:s text:c="15"/><text:tab/><text:tab/><text:tab/> }</text:span></text:p>
      <text:p text:style-name="P14"><text:span text:style-name="T22"><text:s text:c="11"/><text:tab/><text:tab/> }</text:span></text:p>
      <text:p text:style-name="P14"><text:span text:style-name="T22"><text:s text:c="9"/><text:tab/><text:tab/> <text:s text:c="2"/>else</text:span></text:p>
      <text:p text:style-name="P14"><text:span text:style-name="T22"><text:s text:c="13"/><text:tab/><text:tab/> <text:s text:c="2"/>printf("Not Allocated\n");</text:span></text:p>
      <text:p text:style-name="P14"><text:span text:style-name="T22"><text:s text:c="3"/><text:tab/><text:tab/> }</text:span></text:p>
      <text:p text:style-name="P14"><text:span text:style-name="T22"><text:s text:c="2"/><text:tab/><text:tab/> <text:s/>printf("\n");</text:span></text:p>
      <text:p text:style-name="P14"><text:span text:style-name="T22"><text:tab/>}</text:span></text:p>
      <text:p text:style-name="P5"><text:span text:style-name="T27"/></text:p>
      <text:p text:style-name="P5"><text:span text:style-name="T27"/></text:p>
      <text:p text:style-name="P1"/>
      <text:p text:style-name="P1"/>
      <text:p text:style-name="P2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39:24</meta:creation-date>
    <dc:language>en-IN</dc:language>
    <dc:date>2018-02-15T15:52:23.015133806</dc:date>
    <meta:editing-cycles>5</meta:editing-cycles>
    <meta:editing-duration>PT16M55S</meta:editing-duration>
    <meta:generator>LibreOffice/5.1.6.2$Linux_X86_64 LibreOffice_project/10m0$Build-2</meta:generator>
    <meta:document-statistic meta:table-count="0" meta:image-count="0" meta:object-count="0" meta:page-count="3" meta:paragraph-count="97" meta:word-count="228" meta:character-count="2913" meta:non-whitespace-character-count="1720"/>
  </office:meta>
</office:document-meta>
</file>